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104in" fo:margin-left="0.1188in" table:align="left" style:writing-mode="lr-tb"/>
    </style:style>
    <style:style style:name="Tableau1.A" style:family="table-column">
      <style:table-column-properties style:column-width="4.6563in"/>
    </style:style>
    <style:style style:name="Tableau1.B" style:family="table-column">
      <style:table-column-properties style:column-width="1.9542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middle" fo:padding="0.0382in" fo:border="0.1pt solid #000000" style:writing-mode="lr-tb"/>
    </style:style>
    <style:style style:name="Tableau1.2" style:family="table-row">
      <style:table-row-properties style:min-row-height="0.3542in" fo:keep-together="auto"/>
    </style:style>
    <style:style style:name="Tableau1.A2" style:family="table-cell">
      <style:table-cell-properties style:vertical-align="middle" fo:background-color="#eeeeee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3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8" style:family="table-row">
      <style:table-row-properties style:min-row-height="0.7035in" fo:keep-together="auto"/>
    </style:style>
    <style:style style:name="Tableau1.A8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officeooo:rsid="005de1cc" officeooo:paragraph-rsid="005de1cc" style:font-weight-asian="bold" style:font-name-complex="Times New Roman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5f3032" style:font-size-asian="12pt" style:font-weight-asian="bold" style:font-name-complex="Times New Roman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623357" officeooo:paragraph-rsid="00623357" style:font-size-asian="10pt" style:font-weight-asian="normal" style:font-name-complex="Times New Roman" style:font-size-complex="10pt" style:font-weight-complex="normal"/>
    </style:style>
    <style:style style:name="P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000000" style:font-name="Times New Roman" fo:font-size="12pt" fo:font-weight="bold" officeooo:rsid="0021e32e" officeooo:paragraph-rsid="004b8bc0" style:font-size-asian="12pt" style:font-weight-asian="bold" style:font-name-complex="Times New Roman" style:font-size-complex="12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000000" style:font-name="Times New Roman"/>
    </style:style>
    <style:style style:name="P1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officeooo:paragraph-rsid="0021e32e"/>
    </style:style>
    <style:style style:name="P13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weight="bold" officeooo:paragraph-rsid="001cf539" style:font-weight-asian="bold" style:font-weight-complex="bold"/>
    </style:style>
    <style:style style:name="P14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bold" officeooo:paragraph-rsid="001cf539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none" fo:font-weight="normal" officeooo:rsid="005de1cc" officeooo:paragraph-rsid="005de1cc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bold" officeooo:rsid="001cf539" officeooo:paragraph-rsid="0047fbbc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565af" style:font-name="Times New Roman" fo:font-size="12pt" fo:font-style="normal" style:text-underline-style="none" fo:font-weight="normal" officeooo:paragraph-rsid="001cf539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</style:style>
    <style:style style:name="P23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cc0000" style:font-name="Times New Roman" fo:font-style="italic" fo:font-weight="normal" officeooo:paragraph-rsid="00521388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1181in" fo:margin-right="0.3937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font-variant="normal" fo:text-transform="none" fo:color="#5e8ac7" style:font-name="Times New Roman" fo:font-style="normal" fo:font-weight="normal" officeooo:rsid="005de1cc" officeooo:paragraph-rsid="005de1cc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Standard">
      <loext:graphic-properties draw:fill="none"/>
      <style:paragraph-properties fo:margin-left="0.1181in" fo:margin-right="0.0783in" fo:margin-top="0in" fo:margin-bottom="0in" loext:contextual-spacing="true" fo:line-height="100%" fo:text-align="justify" style:justify-single-word="false" fo:orphans="0" fo:widows="0" fo:hyphenation-ladder-count="no-limit" fo:text-indent="0in" style:auto-text-indent="false" fo:background-color="transparent" style:text-autospace="ideograph-alpha" style:punctuation-wrap="hanging" style:line-break="strict" style:writing-mode="lr-tb"/>
      <style:text-properties fo:color="#5e8ac7" style:font-name="Times New Roman" fo:font-size="12pt" fo:font-style="normal" style:text-underline-style="none" fo:font-weight="normal" officeooo:rsid="005837c3" officeooo:paragraph-rsid="005837c3" style:font-size-asian="12pt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.1181in" fo:margin-right="0.3937in" fo:margin-top="0in" fo:margin-bottom="0in" loext:contextual-spacing="true" fo:line-height="100%" fo:text-align="justify" style:justify-single-word="false" fo:text-indent="0in" style:auto-text-indent="false" style:writing-mode="lr-tb"/>
      <style:text-properties fo:color="#5e8ac7" style:font-name="Times New Roman" fo:font-size="12pt" style:text-underline-style="none" fo:font-weight="normal" officeooo:paragraph-rsid="00637a2b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2">
      <style:paragraph-properties fo:margin-top="0in" fo:margin-bottom="0in" loext:contextual-spacing="true" fo:line-height="100%" fo:text-align="justify" style:justify-single-word="false" style:writing-mode="lr-tb"/>
      <style:text-properties fo:color="#5e8ac7" style:font-name="Times New Roman" fo:font-size="12pt" style:text-underline-style="none" fo:font-weight="normal" officeooo:rsid="006572fd" officeooo:paragraph-rsid="006572fd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fo:color="#000000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officeooo:rsid="001cf539"/>
    </style:style>
    <style:style style:name="T7" style:family="text">
      <style:text-properties fo:color="#5565af" fo:font-size="12pt" style:text-underline-style="none" style:font-size-asian="12pt" style:font-name-complex="Times New Roman" style:font-size-complex="12pt"/>
    </style:style>
    <style:style style:name="T8" style:family="text">
      <style:text-properties fo:color="#5565af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1" style:family="text">
      <style:text-properties fo:font-size="12pt" style:text-underline-style="none" style:font-size-asian="12pt" style:font-name-complex="Times New Roman" style:font-size-complex="12pt"/>
    </style:style>
    <style:style style:name="T12" style:family="text">
      <style:text-properties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5e8ac7" fo:font-size="12pt" fo:language="fr" fo:country="FR" style:text-underline-style="none" fo:font-weight="normal" officeooo:rsid="003bb08e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4" style:family="text">
      <style:text-properties fo:color="#5e8ac7" fo:font-size="12pt" fo:language="fr" fo:country="FR" style:text-underline-style="none" fo:font-weight="normal" officeooo:rsid="0041107f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5" style:family="text">
      <style:text-properties fo:color="#5e8ac7" fo:font-size="12pt" fo:language="fr" fo:country="FR" style:text-underline-style="none" fo:font-weight="normal" officeooo:rsid="005191fa" style:letter-kerning="true" style:font-name-asian="SimSun1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variant="normal" fo:text-transform="none" fo:color="#5e8ac7" style:font-name="Times New Roman" fo:language="fr" fo:country="FR" fo:font-style="normal" style:text-underline-style="none" fo:font-weight="bold" officeooo:rsid="003f9557" style:letter-kerning="true" style:font-name-asian="SimSun1" style:language-asian="zh" style:country-asian="CN" style:font-weight-asian="bold" style:font-name-complex="Mangal2" style:language-complex="hi" style:country-complex="IN" style:font-weight-complex="bold"/>
    </style:style>
    <style:style style:name="T18" style:family="text">
      <style:text-properties officeooo:rsid="005de1cc"/>
    </style:style>
    <style:style style:name="T19" style:family="text">
      <style:text-properties officeooo:rsid="00623357"/>
    </style:style>
    <style:style style:name="T20" style:family="text">
      <style:text-properties officeooo:rsid="00633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/>
            <text:p text:style-name="P2"/>
            <text:p text:style-name="P4">SITE  : </text:p>
            <text:p text:style-name="P2"/>
            <text:p text:style-name="P2"/>
          </table:table-cell>
          <table:table-cell table:style-name="Tableau1.B1" office:value-type="string">
            <text:p text:style-name="P5">DIRECTION</text:p>
            <text:p text:style-name="P7">DNUM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4"><text:span text:style-name="T18">Titre</text:span>  : <text:s/><text:span text:style-name="T19">Moteur de recherche</text:span></text:p>
          </table:table-cell>
          <table:covered-table-cell/>
        </table:table-row>
        <table:table-row table:style-name="Tableau1.1">
          <table:table-cell table:style-name="Tableau1.A3" table:number-columns-spanned="2" office:value-type="string">
            <text:p text:style-name="P6">DOMAINE : <text:span text:style-name="T6"><text:s text:c="2"/>NUMERIQUE</text:span></text:p>
          </table:table-cell>
          <table:covered-table-cell/>
        </table:table-row>
        <table:table-row table:style-name="Tableau1.1">
          <table:table-cell table:style-name="Tableau1.A4" table:number-columns-spanned="2" office:value-type="string">
            <text:p text:style-name="P8">Mots clés<text:span text:style-name="T16"> :</text:span></text:p>
            <text:p text:style-name="P19"/>
            <text:p text:style-name="P26">- <text:span text:style-name="T19">docker</text:span></text:p>
            <text:p text:style-name="P26">– <text:span text:style-name="T20">backend</text:span></text:p>
            <text:p text:style-name="P26">— <text:span text:style-name="T19">python</text:span></text:p>
            <text:list xml:id="list1786503387" text:style-name="L2">
              <text:list-item>
                <text:p text:style-name="P27">numerique</text:p>
              </text:list-item>
            </text:list>
            <text:p text:style-name="P19"/>
          </table:table-cell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P12"><text:span text:style-name="T4">Date</text:span><text:span text:style-name="T5"> </text:span><text:span text:style-name="T8">:</text:span><text:span text:style-name="T7"> </text:span><text:span text:style-name="T14">0</text:span><text:span text:style-name="T15">1</text:span><text:span text:style-name="T14">/0</text:span><text:span text:style-name="T15">2</text:span><text:span text:style-name="T13">/2018</text:span>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3"><text:span text:style-name="T10">Question</text:span><text:span text:style-name="T11"> :</text:span></text:p>
            <text:p text:style-name="P15"/>
            <text:p text:style-name="P25"><text:span text:style-name="T19">Le moteur de recherche utilise la technologie Docker </text:span>?</text:p>
            <text:p text:style-name="P21"/>
          </table:table-cell>
          <table:covered-table-cell/>
        </table:table-row>
        <table:table-row table:style-name="Tableau1.1">
          <table:table-cell table:style-name="Tableau1.A7" table:number-columns-spanned="2" office:value-type="string">
            <text:p text:style-name="P11"><text:span text:style-name="T9">Réponse</text:span><text:span text:style-name="T12"> :</text:span></text:p>
            <text:p text:style-name="P10"/>
            <text:p text:style-name="P24">O<text:span text:style-name="T19">ui, Python aussi en backend.</text:span></text:p>
            <text:p text:style-name="P23"/>
          </table:table-cell>
          <table:covered-table-cell/>
        </table:table-row>
        <table:table-row table:style-name="Tableau1.8">
          <table:table-cell table:style-name="Tableau1.A8" table:number-columns-spanned="2" office:value-type="string">
            <text:p text:style-name="P18">Pièces jointes<text:span text:style-name="T16"> :</text:span></text:p>
            <text:p text:style-name="P14"/>
            <text:p text:style-name="P17">test.pdf</text:p>
            <text:p text:style-name="P9"><text:span text:style-name="Strong_20_Emphasis"><text:span text:style-name="T17"/></text:span></text:p>
          </table:table-cell>
          <table:covered-table-cell/>
        </table:table-row>
        <table:table-row table:style-name="Tableau1.8">
          <table:table-cell table:style-name="Tableau1.A9" table:number-columns-spanned="2" office:value-type="string">
            <text:p text:style-name="P22"><text:span text:style-name="T1">Liens</text:span><text:span text:style-name="T3"> :</text:span><text:span text:style-name="T2"> </text:span></text:p>
            <text:p text:style-name="P16"/>
            <text:p text:style-name="P19">https://github.com/victorjourne/browser</text:p>
            <text:p text:style-name="P2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92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9:36:44.434000000</meta:creation-date>
    <meta:editing-cycles>11</meta:editing-cycles>
    <meta:editing-duration>PT3H58M10S</meta:editing-duration>
    <meta:generator>LibreOffice/6.0.7.3$Linux_X86_64 LibreOffice_project/00m0$Build-3</meta:generator>
    <dc:date>2021-02-19T19:28:58.699626145</dc:date>
    <meta:document-statistic meta:table-count="1" meta:image-count="0" meta:object-count="0" meta:page-count="1" meta:paragraph-count="20" meta:word-count="50" meta:character-count="308" meta:non-whitespace-character-count="270"/>
  </office:meta>
</office:document-meta>
</file>